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2798" officeooo:paragraph-rsid="001c2798"/>
    </style:style>
    <style:style style:name="P2" style:family="paragraph" style:parent-style-name="Standard" style:list-style-name="L1">
      <style:text-properties officeooo:rsid="001c2798" officeooo:paragraph-rsid="001c2798"/>
    </style:style>
    <style:style style:name="P3" style:family="paragraph" style:parent-style-name="Standard">
      <style:text-properties officeooo:rsid="001c7854" officeooo:paragraph-rsid="001c7854"/>
    </style:style>
    <style:style style:name="P4" style:family="paragraph" style:parent-style-name="Standard" style:list-style-name="L1">
      <style:text-properties officeooo:rsid="001c7854" officeooo:paragraph-rsid="001c7854"/>
    </style:style>
    <style:style style:name="T1" style:family="text">
      <style:text-properties officeooo:rsid="001c78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älle:</text:p>
      <text:list xml:id="list3397659122711635669" text:style-name="L1">
        <text:list-item>
          <text:p text:style-name="P2">funktional: Mehr als 4 Sensoren → funktioniert</text:p>
        </text:list-item>
        <text:list-item>
          <text:p text:style-name="P2">funktional: Falsche UDP Reihenfolge/negative Werte → funktioniert (Wird abgefangen)</text:p>
        </text:list-item>
        <text:list-item>
          <text:p text:style-name="P2">nicht funktional: Falsche Sensor &gt; Server Connection (falsche IP/Port) → <text:span text:style-name="T1">passiert nicht viel</text:span></text:p>
        </text:list-item>
        <text:list-item>
          <text:p text:style-name="P2">nicht funktional: Zentrale/Sensor aus → <text:span text:style-name="T1">passiert nichts</text:span></text:p>
        </text:list-item>
        <text:list-item>
          <text:p text:style-name="P4">nicht funktional: Sensor eines dritten (falsche UDP Message Syntax) → wird verworfen</text:p>
        </text:list-item>
      </text:list>
      <text:p text:style-name="P3"/>
      <text:p text:style-name="P3">→ Team LOB Mi2x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0:50:00.045000000</meta:creation-date>
    <dc:date>2017-04-19T11:21:51.738000000</dc:date>
    <meta:editing-duration>PT21M41S</meta:editing-duration>
    <meta:editing-cycles>1</meta:editing-cycles>
    <meta:document-statistic meta:table-count="0" meta:image-count="0" meta:object-count="0" meta:page-count="1" meta:paragraph-count="7" meta:word-count="59" meta:character-count="397" meta:non-whitespace-character-count="350"/>
    <meta:generator>LibreOffice/5.2.6.2$Windows_x86 LibreOffice_project/a3100ed2409ebf1c212f5048fbe377c281438fdc</meta:generator>
  </office:meta>
</office:document-meta>
</file>